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00000006F0227DED0E85975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7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pr1" style:family="presentation" style:parent-style-name="Default-title">
      <style:graphic-properties draw:textarea-vertical-align="top" fo:min-height="15.759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draw:auto-grow-height="true" fo:min-height="2.631cm"/>
    </style:style>
    <style:style style:name="pr6" style:family="presentation" style:parent-style-name="Default-outline1">
      <style:graphic-properties svg:stroke-color="#ffffff" fo:min-height="8.884cm"/>
    </style:style>
    <style:style style:name="pr7" style:family="presentation" style:parent-style-name="Default-title">
      <style:graphic-properties draw:textarea-vertical-align="top" fo:min-height="10.38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style:paragraph-properties fo:text-align="center"/>
      <style:text-properties fo:language="fr" fo:country="FR"/>
    </style:style>
    <style:style style:name="P5" style:family="paragraph">
      <style:paragraph-properties style:writing-mode="lr-tb"/>
      <style:text-properties fo:font-size="21.2000007629395pt" fo:language="fr" fo:country="FR"/>
    </style:style>
    <style:style style:name="P6" style:family="paragraph"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style:writing-mode="lr-tb">
        <style:tab-stops/>
      </style:paragraph-properties>
      <style:text-properties fo:font-style="italic" style:font-style-asian="italic" style:font-style-complex="italic"/>
    </style:style>
    <style:style style:name="P11" style:family="paragraph">
      <style:paragraph-properties fo:text-align="center" style:writing-mode="lr-tb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54pt" fo:language="fr" fo:country="FR" fo:font-style="italic" fo:font-weight="bold" style:font-size-asian="54pt" style:font-style-asian="italic" style:font-size-complex="54pt" style:font-style-complex="italic"/>
    </style:style>
    <style:style style:name="T3" style:family="text">
      <style:text-properties fo:font-size="40pt" fo:language="fr" fo:country="FR" fo:font-weight="bold" style:font-size-asian="40pt" style:font-size-complex="40pt"/>
    </style:style>
    <style:style style:name="T4" style:family="text">
      <style:text-properties fo:font-size="44pt" fo:language="fr" fo:country="FR" fo:font-weight="bold" style:font-size-asian="44pt" style:font-size-complex="44pt"/>
    </style:style>
    <style:style style:name="T5" style:family="text">
      <style:text-properties fo:font-size="28pt" fo:language="fr" fo:country="FR"/>
    </style:style>
    <style:style style:name="T6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7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5.759cm" svg:x="1.399cm" svg:y="0.624cm" presentation:class="title" presentation:user-transformed="true">
          <draw:text-box>
            <text:p text:style-name="P1"><text:span text:style-name="T1">Intégration Web</text:span><text:span text:style-name="T1"><text:line-break/></text:span><text:span text:style-name="T1"><text:line-break/></text:span><text:span text:style-name="T2">Bootstrap: </text:span><text:span text:style-name="T1">framework CSS </text:span><text:span text:style-name="T3"><text:line-break/></text:span><text:span text:style-name="T3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presentation:style-name="pr2" draw:text-style-name="P3" draw:layer="layout" svg:width="21.424cm" svg:height="2.63cm" svg:x="0.176cm" svg:y="13.638cm" presentation:class="title" presentation:user-transformed="true">
          <draw:text-box>
            <text:p text:style-name="P1"><text:span text:style-name="T5">MMI 1 – CM#1 S2 </text:span></text:p>
          </draw:text-box>
        </draw:frame>
        <draw:custom-shape draw:style-name="gr1" draw:text-style-name="P4" draw:layer="layout" svg:width="12.094cm" svg:height="9.892cm" draw:transform="skewX (-0.115366263556803) rotate (-1.73206474968003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0227DED0E859755A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2.195cm" svg:x="1.398cm" svg:y="0.624cm" presentation:class="subtitle" presentation:user-transformed="true">
          <draw:text-box>
            <text:p text:style-name="P1"><text:span text:style-name="T6">Danielo</text:span><text:span text:style-name="T7"> JEAN-LOUIS</text:span></text:p>
            <text:p text:style-name="P1"><text:span text:style-name="T6">Michele </text:span><text:span text:style-name="T7">LINARDI</text:span></text:p>
            <text:p text:style-name="P1"><text:span text:style-name="T7"/></text:p>
          </draw:text-box>
        </draw:frame>
        <draw:custom-shape draw:style-name="gr4" draw:text-style-name="P4" draw:layer="layout" svg:width="3.301cm" svg:height="11.049cm" draw:transform="rotate (3.1415926535892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3.301cm" svg:height="11.049cm" draw:transform="rotate (3.1415926535892) translate (3.169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8cm" svg:height="2.631cm" svg:x="1.399cm" svg:y="0.627cm" presentation:class="title">
          <draw:text-box>
            <text:p text:style-name="P7"><text:span text:style-name="T8">Qu’est ce un Framework ?</text:span></text:p>
          </draw:text-box>
        </draw:frame>
        <draw:custom-shape draw:style-name="gr6" draw:text-style-name="P4" draw:layer="layout" svg:width="1.64cm" svg:height="14.531cm" draw:transform="rotate (-1.5707963267957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1.788cm" svg:height="26.215cm" draw:transform="rotate (-1.57079632679579) translate (25.961cm 13.1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0" draw:layer="layout" svg:width="25.198cm" svg:height="9.134cm" svg:x="1.399cm" svg:y="2.55cm" presentation:class="outline" presentation:user-transformed="true">
          <draw:text-box>
            <text:list text:style-name="L2">
              <text:list-header>
                <text:p text:style-name="P9"><text:span text:style-name="T9"><text:line-break/></text:span><text:span text:style-name="T9"/></text:p>
              </text:list-header>
              <text:list-item>
                <text:p text:style-name="P9"><text:span text:style-name="T9">Un framework correspond à un ensemble de librairies regroupées dans un but précis et possédant des règles internes que doivent suivre les utilisateurs”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9">Librairies: concept trés important en informatique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>https://www.pierre-giraud.com/bootstrap-apprendre-cours/introduction/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0.385cm" svg:x="0.762cm" svg:y="1.245cm" presentation:class="title" presentation:user-transformed="true">
          <draw:text-box>
            <text:p>Jusqu'à maintenant:<text:line-break/><text:line-break/>HTML + CSS <text:line-break/><text:line-break/>exemple def conteneur<text:line-break/></text:p>
          </draw:text-box>
        </draw:frame>
        <draw:custom-shape draw:style-name="gr6" draw:text-style-name="P4" draw:layer="layout" svg:width="1.64cm" svg:height="14.531cm" draw:transform="rotate (-1.5707963267957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1.788cm" svg:height="26.215cm" draw:transform="rotate (-1.5707963267957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2.421cm" svg:x="0.762cm" svg:y="1.245cm" presentation:class="title" presentation:user-transformed="true">
          <draw:text-box>
            <text:p>Idée de BOOTSTRAP:<text:line-break/><text:line-break/>Fournit une collection de proprietés CSS + <text:line-break/>script JSS<text:line-break/><text:line-break/>Exemple Conteneur<text:line-break/><text:line-break/><text:line-break/></text:p>
          </draw:text-box>
        </draw:frame>
        <draw:custom-shape draw:style-name="gr6" draw:text-style-name="P4" draw:layer="layout" svg:width="1.64cm" svg:height="14.531cm" draw:transform="rotate (-1.5707963267957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1.788cm" svg:height="26.215cm" draw:transform="rotate (-1.5707963267957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0.385cm" svg:x="0.762cm" svg:y="1.245cm" presentation:class="title" presentation:user-transformed="true">
          <draw:text-box>
            <text:p>Elements de BOOTSTRAP</text:p>
          </draw:text-box>
        </draw:frame>
        <draw:custom-shape draw:style-name="gr6" draw:text-style-name="P4" draw:layer="layout" svg:width="1.64cm" svg:height="14.531cm" draw:transform="rotate (-1.5707963267957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1.788cm" svg:height="26.215cm" draw:transform="rotate (-1.5707963267957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0.385cm" svg:x="0.762cm" svg:y="1.245cm" presentation:class="title" presentation:user-transformed="true">
          <draw:text-box>
            <text:p>Conteneurs, flexbox et grilles</text:p>
          </draw:text-box>
        </draw:frame>
        <draw:custom-shape draw:style-name="gr6" draw:text-style-name="P4" draw:layer="layout" svg:width="1.64cm" svg:height="14.531cm" draw:transform="rotate (-1.5707963267957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1.788cm" svg:height="26.215cm" draw:transform="rotate (-1.5707963267957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hyphenation-no-caps="false" draw:stroke="none" svg:stroke-color="#ffffff" draw:fill="none" draw:auto-grow-height="fals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369cm" svg:height="1.396cm" svg:x="0cm" svg:y="26.543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369cm" svg:height="1.396cm" svg:x="12.22cm" svg:y="0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1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20.074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1.399cm" svg:y="14.346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1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5cm" svg:x="0cm" svg:y="28.2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5cm" svg:x="11.883cm" svg:y="0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7-11-08T22:22:04.238000000</meta:creation-date>
    <dc:date>2022-03-31T18:35:25.27</dc:date>
    <meta:editing-duration>P19DT22H24M12S</meta:editing-duration>
    <meta:editing-cycles>986</meta:editing-cycles>
    <meta:generator>OpenOffice/4.1.11$Win32 OpenOffice.org_project/4111m1$Build-9808</meta:generator>
    <dc:creator>Michele Linardi</dc:creator>
    <meta:document-statistic meta:object-count="58"/>
  </office:meta>
</office:document-meta>
</file>